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draw:marker-start-width="0.517cm" draw:marker-end-width="0.517cm" draw:fill-color="#ffffff" draw:textarea-horizontal-align="justify" draw:textarea-vertical-align="middle" draw:auto-grow-height="false" fo:min-height="1.445cm" fo:min-width="14.53cm" fo:padding-top="0.23cm" fo:padding-bottom="0.23cm" fo:padding-left="0.355cm" fo:padding-right="0.355cm"/>
      <style:paragraph-properties style:writing-mode="lr-tb"/>
    </style:style>
    <style:style style:name="gr2" style:family="graphic" style:parent-style-name="standard">
      <style:graphic-properties svg:stroke-width="0.212cm" draw:marker-start-width="0.517cm" draw:marker-end-width="0.517cm" draw:fill-color="#ffffff" draw:textarea-horizontal-align="justify" draw:textarea-vertical-align="middle" draw:auto-grow-height="false" fo:min-height="2.397cm" fo:min-width="9.767cm" fo:padding-top="0.23cm" fo:padding-bottom="0.23cm" fo:padding-left="0.355cm" fo:padding-right="0.355cm"/>
      <style:paragraph-properties style:writing-mode="lr-tb"/>
    </style:style>
    <style:style style:name="gr3" style:family="graphic" style:parent-style-name="standard">
      <style:graphic-properties svg:stroke-width="0.212cm" draw:marker-start-width="0.517cm" draw:marker-end-width="0.517cm" draw:fill-color="#ffffff" draw:textarea-horizontal-align="justify" draw:textarea-vertical-align="middle" draw:auto-grow-height="false" fo:min-height="1.762cm" fo:min-width="9.768cm" fo:padding-top="0.23cm" fo:padding-bottom="0.23cm" fo:padding-left="0.355cm" fo:padding-right="0.355cm"/>
      <style:paragraph-properties style:writing-mode="lr-tb"/>
    </style:style>
    <style:style style:name="gr4" style:family="graphic" style:parent-style-name="standard">
      <style:graphic-properties svg:stroke-width="0.212cm" draw:marker-start-width="0.517cm" draw:marker-end-width="0.517cm" draw:fill-color="#ffffff" draw:textarea-horizontal-align="justify" draw:textarea-vertical-align="middle" draw:auto-grow-height="false" fo:min-height="1.763cm" fo:min-width="9.768cm" fo:padding-top="0.23cm" fo:padding-bottom="0.23cm" fo:padding-left="0.355cm" fo:padding-right="0.355cm"/>
      <style:paragraph-properties style:writing-mode="lr-tb"/>
    </style:style>
    <style:style style:name="gr5" style:family="graphic" style:parent-style-name="objectwithoutfill">
      <style:graphic-properties svg:stroke-width="0.212cm" draw:marker-start-width="0.518cm" draw:marker-end="Arrowheads_20_4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106cm" draw:marker-start-width="0.3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212cm" draw:marker-start-width="0.518cm" draw:marker-end="Arrowheads_20_8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14.423cm"/>
      <style:paragraph-properties style:writing-mode="lr-tb"/>
    </style:style>
    <style:style style:name="gr11" style:family="graphic" style:parent-style-name="objectwithoutfill">
      <style:graphic-properties svg:stroke-width="0.212cm" draw:marker-start-width="0.518cm" draw:marker-end="Arrowheads_20_9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5" draw:id="id5" draw:layer="layout" svg:width="15.24cm" svg:height="1.905cm" svg:x="2.755cm" svg:y="5.531cm">
          <text:p text:style-name="P1"><text:span text:style-name="T1">INPUT</text:span><text:span text:style-name="T2"> </text:span></text:p>
          <text:p text:style-name="P2"><text:span text:style-name="T3">TSCH or CSMA, sendingrates ex. 1,2,5,10, Testbins ex. 1-3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2" draw:id="id2" draw:layer="layout" svg:width="10.477cm" svg:height="2.857cm" svg:x="5.118cm" svg:y="9.94cm">
          <text:p text:style-name="P4"><text:span text:style-name="T4">SETUP TESTBIN </text:span></text:p>
          <text:p text:style-name="P5"><text:span text:style-name="T5">Sender-node.c (sending rate)</text:span></text:p>
          <text:p text:style-name="P5"><text:span text:style-name="T5">Coojalogger.js (simulation tim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3" draw:id="id3" draw:layer="layout" svg:width="10.478cm" svg:height="2.222cm" svg:x="5.127cm" svg:y="13.7cm">
          <text:p text:style-name="P4"><text:span text:style-name="T6">RUN TESTBIN </text:span></text:p>
          <text:p text:style-name="P4"><text:span text:style-name="T2">Gui-no gui, <text:s/>cooja.test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" draw:id="id4" draw:layer="layout" svg:width="10.478cm" svg:height="2.223cm" svg:x="5.117cm" svg:y="17.122cm">
          <text:p text:style-name="P4"><text:span text:style-name="T6">ANALYSE TESTLOG </text:span></text:p>
          <text:p text:style-name="P4"><text:span text:style-name="T3">Extract PDR, latency, Throughput, et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1" draw:id="id1" draw:layer="layout" svg:width="10.478cm" svg:height="2.222cm" svg:x="5.117cm" svg:y="20.68cm">
          <text:p text:style-name="P4"><text:span text:style-name="T6">SAVE RESULTS </text:span></text:p>
          <text:p text:style-name="P4"><text:span text:style-name="T2">Analyses to CSV, logfiles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cm -0.86cm -0.713cm" svg:x1="10.356cm" svg:y1="22.902cm" svg:x2="10.356cm" svg:y2="9.94cm" draw:start-shape="id1" draw:start-glue-point="2" draw:end-shape="id2" draw:end-glue-point="0" svg:d="M10356 22902v606h-6705v-14888h6705v1320" svg:viewBox="0 0 6706 14889">
          <text:p/>
        </draw:connector>
        <draw:connector draw:style-name="gr6" draw:text-style-name="P7" draw:layer="layout" svg:x1="10.356cm" svg:y1="12.797cm" svg:x2="10.366cm" svg:y2="13.7cm" draw:start-shape="id2" draw:start-glue-point="2" draw:end-shape="id3" draw:end-glue-point="0" svg:d="M10356 12797v451h10v452" svg:viewBox="0 0 11 904">
          <text:p/>
        </draw:connector>
        <draw:connector draw:style-name="gr7" draw:text-style-name="P7" draw:layer="layout" svg:x1="10.366cm" svg:y1="15.922cm" svg:x2="10.356cm" svg:y2="17.122cm" draw:start-shape="id3" draw:start-glue-point="2" draw:end-shape="id4" draw:end-glue-point="0" svg:d="M10366 15922v600h-10v600" svg:viewBox="0 0 11 1201">
          <text:p/>
        </draw:connector>
        <draw:connector draw:style-name="gr8" draw:text-style-name="P7" draw:layer="layout" svg:x1="10.356cm" svg:y1="19.345cm" svg:x2="10.356cm" svg:y2="20.68cm" draw:start-shape="id4" draw:start-glue-point="2" draw:end-shape="id1" draw:end-glue-point="0" svg:d="M10356 19345v1335" svg:viewBox="0 0 1 1336">
          <text:p/>
        </draw:connector>
        <draw:connector draw:style-name="gr9" draw:text-style-name="P7" draw:layer="layout" draw:type="line" svg:x1="10.375cm" svg:y1="7.436cm" svg:x2="10.356cm" svg:y2="9.94cm" draw:start-shape="id5" draw:start-glue-point="2" draw:end-shape="id2" draw:end-glue-point="0" svg:d="M10375 7436l-19 2504" svg:viewBox="0 0 20 2505">
          <text:p/>
        </draw:connector>
        <draw:custom-shape draw:style-name="gr10" draw:text-style-name="P6" draw:layer="layout" svg:width="14.923cm" svg:height="0.953cm" draw:transform="rotate (1.5707963267949) translate (2.269cm 23.542cm)">
          <text:p text:style-name="P4">Repeat sendingrates x bins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" svg:x1="10.207cm" svg:y1="23.542cm" svg:x2="10.231cm" svg:y2="24.288cm" svg:d="M10207 23542l24 746" svg:viewBox="0 0 25 747">
          <text:p/>
        </draw:connector>
        <draw:frame draw:style-name="gr12" draw:text-style-name="P8" draw:layer="layout" svg:width="1.84cm" svg:height="0.962cm" svg:x="9.32cm" svg:y="24.485cm">
          <draw:text-box>
            <text:p>EN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20T09:58:14.681778201</meta:creation-date>
    <dc:date>2025-05-20T10:37:03.988435114</dc:date>
    <meta:editing-duration>PT7M37S</meta:editing-duration>
    <meta:editing-cycles>1</meta:editing-cycles>
    <meta:document-statistic meta:object-count="13"/>
    <meta:generator>LibreOffice/7.3.7.2$Linux_X86_64 LibreOffice_project/30$Build-2</meta:generator>
  </office:meta>
</office:document-meta>
</file>